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78in"/>
    </style:style>
    <style:style style:name="P2" style:family="paragraph" style:parent-style-name="Standard" style:master-page-name="Standard">
      <style:paragraph-properties style:line-height-at-least="0.278in" style:page-number="auto"/>
    </style:style>
    <style:style style:name="T1" style:family="text">
      <style:text-properties fo:color="#000000" style:text-outline="false" style:font-name="Times-Roman" fo:font-size="15pt" fo:letter-spacing="normal" style:letter-kerning="false" style:font-size-asian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*.o</text:span></text:p>
      <text:p text:style-name="P1"><text:span text:style-name="T1">.*.swp</text:span></text:p>
      <text:p text:style-name="P1"><text:span text:style-name="T1">*.git*</text:span></text:p>
      <text:p text:style-name="P1"><text:span text:style-name="T1">*.txt</text:span></text:p>
      <text:p text:style-name="P1"><text:span text:style-name="T1">*.sys</text:span></text:p>
      <text:p text:style-name="P1"><text:span text:style-name="T1">*.out</text:span></text:p>
      <text:p text:style-name="P1"><text:span text:style-name="T1">*.debug</text:span></text:p>
      <text:p text:style-name="P1"><text:span text:style-name="T1">*.patch</text:span></text:p>
      <text:p text:style-name="P1"><text:span text:style-name="T1">*.a</text:span></text:p>
      <text:p text:style-name="P1"><text:span text:style-name="T1">/src/stage</text:span></text:p>
      <text:p text:style-name="P1"><text:span text:style-name="T1">/src/user/exe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1" meta:character-count="71" meta:non-whitespace-character-count="71"/>
    <meta:generator>LibreOffice/5.1.6.2.0$Linux_X86_64 LibreOffice_project/10$Build-2</meta:generator>
  </office:meta>
</office:document-meta>
</file>